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list-style-name="WW8Num6">
      <style:paragraph-properties fo:text-align="justify" style:justify-single-word="false"/>
    </style:style>
    <style:style style:name="P3" style:family="paragraph" style:parent-style-name="Standard">
      <style:text-properties style:text-underline-style="none"/>
    </style:style>
    <style:style style:name="P4" style:family="paragraph" style:parent-style-name="Standard">
      <style:paragraph-properties fo:line-height="200%" fo:text-align="justify" style:justify-single-word="false"/>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Reading Review #1</text:span><text:tab/><text:tab/><text:tab/><text:span text:style-name="T5">EC 522 Winter 2011</text:span><text:tab/><text:tab/> <text:s text:c="9"/><text:span text:style-name="T5">Student ID <text:s/>971-18-3385</text:span></text:p>
      <text:p text:style-name="P6"/>
      <text:p text:style-name="P4">After centuries of reductionism supported by the analysis of fragments, economics has joined the physical and biological sciences in the application of holism supported by the analysis of dynamical systems. After a brief justification for the application of economics to environmental issues, Jonathan Harris, in the first chapter of his textbook, <text:s/>“Environmental and Natural Resource Economics: A Contemporary Approach,” moves quickly to introduce the ecological approach to environmental economics. <text:s/>Unlike the application of linear, neoclassical economics to the environment, the ecological approach is holistic in recognizing that economics is really just one species' set of activities that, like the activities of other species, is embedded in the dynamical biogeochemical cycles of our planet. </text:p>
      <text:p text:style-name="P4"/>
      <text:p text:style-name="P4">But why the need for such a dramatic shift of the frame of reference in order to apply analytical economics? And in fact, why should economic analysis be applied to the environment in the first place? With a few terse statistics, Harris clearly points to the devastating effects that anthropogenic activities are having on the very same biogeochemical cycles that literally support us – as well as all other species. <text:s/>This is real. <text:s/>Without belaboring the point, Harris acknowledges that, “Scientists, policymakers, and the general public have begun to grapple with questions such as What will the future look like? and Can we respond to these multiple [environmental] threats adequately and in time to prevent irreversible damage to the planetary systems that support life? ” Clearly, o<text:span text:style-name="T3">ur planet is in crisis as a direct consequence of the cumulative and synergistic effects from the activities of over 6.8 thousand million people. Or in Harris' language, as a direct consequence of population growth and economic development -- honeybees pollinate; humans “economicate.” <text:s/>And thus, the economic analysis of environmental issues is absolutely necessary.</text:span></text:p>
      <text:p text:style-name="P4"><text:soft-page-break/><text:span text:style-name="T3">Harris offers two approaches for the economic analysis of environmental issues. <text:s/>The first, the traditional approach, uses standard, neoclassical economic concepts and their associated micro and macro analytical instruments applied </text:span><text:span text:style-name="T4">to</text:span><text:span text:style-name="T3"> the environment. <text:s/>This is a linear, “analysis of fragments” approach. <text:s/>The second, the ecological approach, uses biophysical and thermodynamic concepts and the analysis of energy transfer to evaluate economics as an anthropogenic operator embedded </text:span><text:span text:style-name="T4">within</text:span><text:span text:style-name="T3"> natural, biogeochemical cycles. <text:s/>This is a holistic, <text:s/>dynamical approach. Harris believes that both approaches offer valuable insights. But while the traditional or market-oriented approach may provide very useful metrics for evaluating resources (renewable, non-renewable, or common property), <text:s/>public goods, externalities, assets, and so on, Harris neglects to state that when “push comes to shove” the traditional approach is limited. <text:s/>That is, when Harris says that sometimes the “approach[es] produce widely differing implications”and that “the best way to </text:span>judge which approaches are most fruitful is to apply them to specific environmental <text:span text:style-name="T3">issues” he has neglected the second law of thermodynamics – entropy always wins. <text:s/>Perhaps in later chapters he acknowledges that the traditional approach is just a special case of the more general ecological approach because ultimately, human laws (economics) are a subset of planetary laws (thermodynamics). <text:s/>The evaluations/predictions/policy actions based on the traditional approach should be weighted accordingly. </text:span></text:p>
      <text:p text:style-name="P4"><text:span text:style-name="T3"/></text:p>
      <text:p text:style-name="P4"><text:span text:style-name="T3">I appreciate Harris taking on the momentous task of helping to define a new paradigm for economic analysis. <text:s/>Clearly he knows what is at stake (civilization) and recognizes that because “public policy issues are [often] framed in terms of a conflict between development and the environment” we must quickly develop tools for “environment-friendly” economic development before the proverbial hits the f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consecutive-numbering="true">
      <text:list-level-style-number text:level="1" style:num-suffix="." style:num-format="1">
        <style:list-level-properties text:space-before="0.75in" text:min-label-width="0.25in"/>
      </text:list-level-style-number>
      <text:list-level-style-bullet text:level="2" text:style-name="WW8Num6z1" style:num-suffix="." text:bullet-char="o">
        <style:list-level-properties text:space-before="1.25in" text:min-label-width="0.25in"/>
        <style:text-properties fo:font-family="'Courier New'" style:font-family-generic="modern" style:font-pitch="fixed"/>
      </text:list-level-style-bullet>
      <text:list-level-style-bullet text:level="3" text:style-name="WW8Num6z2" style:num-suffix="." text:bullet-char="">
        <style:list-level-properties text:space-before="1.75in" text:min-label-width="0.25in"/>
        <style:text-properties style:font-name="Wingdings"/>
      </text:list-level-style-bullet>
      <text:list-level-style-bullet text:level="4" text:style-name="WW8Num6z3" style:num-suffix="." text:bullet-char="">
        <style:list-level-properties text:space-before="2.25in" text:min-label-width="0.25in"/>
        <style:text-properties style:font-name="Symbol"/>
      </text:list-level-style-bullet>
      <text:list-level-style-bullet text:level="5" text:style-name="WW8Num6z1" style:num-suffix="." text:bullet-char="o">
        <style:list-level-properties text:space-before="2.75in" text:min-label-width="0.25in"/>
        <style:text-properties fo:font-family="'Courier New'" style:font-family-generic="modern" style:font-pitch="fixed"/>
      </text:list-level-style-bullet>
      <text:list-level-style-bullet text:level="6" text:style-name="WW8Num6z2" style:num-suffix="." text:bullet-char="">
        <style:list-level-properties text:space-before="3.25in" text:min-label-width="0.25in"/>
        <style:text-properties style:font-name="Wingdings"/>
      </text:list-level-style-bullet>
      <text:list-level-style-bullet text:level="7" text:style-name="WW8Num6z3" style:num-suffix="." text:bullet-char="">
        <style:list-level-properties text:space-before="3.75in" text:min-label-width="0.25in"/>
        <style:text-properties style:font-name="Symbol"/>
      </text:list-level-style-bullet>
      <text:list-level-style-bullet text:level="8" text:style-name="WW8Num6z1" style:num-suffix="." text:bullet-char="o">
        <style:list-level-properties text:space-before="4.25in" text:min-label-width="0.25in"/>
        <style:text-properties fo:font-family="'Courier New'" style:font-family-generic="modern" style:font-pitch="fixed"/>
      </text:list-level-style-bullet>
      <text:list-level-style-bullet text:level="9" text:style-name="WW8Num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299in" fo:margin-bottom="0.9299in" fo:margin-left="0.9299in" fo:margin-right="0.92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04T09:39:08</meta:creation-date>
    <dc:date>2011-01-05T11:33:59</dc:date>
    <meta:print-date>2011-01-05T11:29:01</meta:print-date>
    <meta:editing-cycles>39</meta:editing-cycles>
    <meta:editing-duration>PT6H44M30S</meta:editing-duration>
    <meta:user-defined meta:name="Info 1"/>
    <meta:user-defined meta:name="Info 2"/>
    <meta:user-defined meta:name="Info 3"/>
    <meta:user-defined meta:name="Info 4"/>
    <meta:document-statistic meta:table-count="0" meta:image-count="0" meta:object-count="0" meta:page-count="2" meta:paragraph-count="5" meta:word-count="583" meta:character-count="3990"/>
  </office:meta>
</office:document-meta>
</file>